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String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am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Scrolling( String scrol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MarginWidth( int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Element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.setMarginHeight( int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Frame( String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.setFrameBorder( boolean frameb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.setNoResize( boolean nor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Frame( Element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MarginHeight( String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.setMarginWidth( String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